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MAN VILCA LUZ MARIN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3959695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AMAN VILCA, LUZ MARIN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95969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FRANCO NINA, LUIS ANGEL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674509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33</text:p>
          </table:table-cell>
          <table:table-cell table:style-name="Tableau1.D2" office:value-type="string">
            <text:p text:style-name="P13">125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25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26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FR. NEGRO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6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3T18:28:1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